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Često postavljana pitanja (FAQ)</text:h>
      <text:h text:style-name="Heading_20_2" text:outline-level="2">P: Kreirao sam novi dokument sa slikama i prilikom objave slike se ne vide na CMS-u, zašto?</text:h>
      <text:p text:style-name="Text_20_body">O: Prije same objave potrebno je snimiti dokument na disk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Vladić</meta:initial-creator>
    <meta:creation-date>2011-12-23T10:45:50.16</meta:creation-date>
    <dc:date>2011-12-23T15:33:03.51</dc:date>
    <dc:creator>Martin Vladić</dc:creator>
    <meta:editing-duration>PT2M43S</meta:editing-duration>
    <meta:editing-cycles>4</meta:editing-cycles>
    <meta:generator>OpenOffice.org/3.3$Win32 OpenOffice.org_project/330m20$Build-9567</meta:generator>
    <dc:title>Često postavljana pitanja (FAQ)</dc:title>
    <meta:document-statistic meta:table-count="0" meta:image-count="0" meta:object-count="0" meta:page-count="1" meta:paragraph-count="3" meta:word-count="31" meta:character-count="180"/>
    <meta:user-defined meta:name="WebPublish_Post_Id">29</meta:user-defined>
    <meta:user-defined meta:name="WebPublish_Post_PrimaryCategory">9</meta:user-defined>
    <meta:user-defined meta:name="WebPublish_Post_Profile">Joomla (webpublish.envox.hr)</meta:user-defined>
    <meta:user-defined meta:name="WebPublish_Post_PublishOption">Publish now</meta:user-defined>
  </office:meta>
</office:document-meta>
</file>